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ae444e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89f46f3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rsid="07442798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9ae444e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6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8e73e" officeooo:paragraph-rsid="09b8e73e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8e73e" officeooo:paragraph-rsid="09b8e73e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a3c5312" officeooo:paragraph-rsid="0a3c5312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a40e8b0" officeooo:paragraph-rsid="0a40e8b0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a40e8b0" officeooo:paragraph-rsid="0a46829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Стиль2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style:page-number="auto" fo:background-color="transparent"/>
      <style:text-properties fo:font-size="12pt" fo:language="uk" fo:country="UA" fo:font-weight="normal" officeooo:rsid="09b5c0bc" officeooo:paragraph-rsid="09b5c0bc" fo:background-color="transparent" style:font-size-asian="12pt" style:language-asian="ru" style:country-asian="RU" style:font-weight-asian="normal" style:font-size-complex="12pt" style:font-weight-complex="bold" fo:hyphenate="true" fo:hyphenation-remain-char-count="2" fo:hyphenation-push-char-count="2" loext:hyphenation-no-caps="false"/>
    </style:style>
    <style:style style:name="P32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font-size="12pt" fo:language="uk" fo:country="UA" fo:font-weight="normal" officeooo:rsid="09b5c0bc" officeooo:paragraph-rsid="09b5c0bc" fo:background-color="transparent" style:font-size-asian="12pt" style:language-asian="ru" style:country-asian="RU" style:font-weight-asian="normal" style:font-size-complex="12pt" style:font-weight-complex="bold" fo:hyphenate="true" fo:hyphenation-remain-char-count="2" fo:hyphenation-push-char-count="2" loext:hyphenation-no-caps="false"/>
    </style:style>
    <style:style style:name="P33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cb98bd" fo:hyphenate="true" fo:hyphenation-remain-char-count="2" fo:hyphenation-push-char-count="2" loext:hyphenation-no-caps="false"/>
    </style:style>
    <style:style style:name="P34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cbb488" fo:hyphenate="true" fo:hyphenation-remain-char-count="2" fo:hyphenation-push-char-count="2" loext:hyphenation-no-caps="false"/>
    </style:style>
    <style:style style:name="P35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cf95a6" fo:hyphenate="true" fo:hyphenation-remain-char-count="2" fo:hyphenation-push-char-count="2" loext:hyphenation-no-caps="false"/>
    </style:style>
    <style:style style:name="P36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cfd871" fo:hyphenate="true" fo:hyphenation-remain-char-count="2" fo:hyphenation-push-char-count="2" loext:hyphenation-no-caps="false"/>
    </style:style>
    <style:style style:name="P37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d0df80" fo:hyphenate="true" fo:hyphenation-remain-char-count="2" fo:hyphenation-push-char-count="2" loext:hyphenation-no-caps="false"/>
    </style:style>
    <style:style style:name="P38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d4bc0a" fo:hyphenate="true" fo:hyphenation-remain-char-count="2" fo:hyphenation-push-char-count="2" loext:hyphenation-no-caps="false"/>
    </style:style>
    <style:style style:name="P39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d58c07" fo:hyphenate="true" fo:hyphenation-remain-char-count="2" fo:hyphenation-push-char-count="2" loext:hyphenation-no-caps="false"/>
    </style:style>
    <style:style style:name="P40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d641c6" fo:hyphenate="true" fo:hyphenation-remain-char-count="2" fo:hyphenation-push-char-count="2" loext:hyphenation-no-caps="false"/>
    </style:style>
    <style:style style:name="P41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reak-before="page" fo:background-color="transparent"/>
      <style:text-properties officeooo:paragraph-rsid="09d97f15" fo:hyphenate="true" fo:hyphenation-remain-char-count="2" fo:hyphenation-push-char-count="2" loext:hyphenation-no-caps="false"/>
    </style:style>
    <style:style style:name="P42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de809e" fo:hyphenate="true" fo:hyphenation-remain-char-count="2" fo:hyphenation-push-char-count="2" loext:hyphenation-no-caps="false"/>
    </style:style>
    <style:style style:name="P43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dec079" fo:hyphenate="true" fo:hyphenation-remain-char-count="2" fo:hyphenation-push-char-count="2" loext:hyphenation-no-caps="false"/>
    </style:style>
    <style:style style:name="P44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e4992f" fo:hyphenate="true" fo:hyphenation-remain-char-count="2" fo:hyphenation-push-char-count="2" loext:hyphenation-no-caps="false"/>
    </style:style>
    <style:style style:name="P45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e5f967" fo:hyphenate="true" fo:hyphenation-remain-char-count="2" fo:hyphenation-push-char-count="2" loext:hyphenation-no-caps="false"/>
    </style:style>
    <style:style style:name="P46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e834d0" fo:hyphenate="true" fo:hyphenation-remain-char-count="2" fo:hyphenation-push-char-count="2" loext:hyphenation-no-caps="false"/>
    </style:style>
    <style:style style:name="P47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fd9b4c" fo:hyphenate="true" fo:hyphenation-remain-char-count="2" fo:hyphenation-push-char-count="2" loext:hyphenation-no-caps="false"/>
    </style:style>
    <style:style style:name="P48" style:family="paragraph" style:parent-style-name="Стиль2" style:list-style-name="L4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a019a77" fo:hyphenate="true" fo:hyphenation-remain-char-count="2" fo:hyphenation-push-char-count="2" loext:hyphenation-no-caps="false"/>
    </style:style>
    <style:style style:name="P49" style:family="paragraph" style:parent-style-name="Стиль2" style:list-style-name="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d97f15" fo:hyphenate="true" fo:hyphenation-remain-char-count="2" fo:hyphenation-push-char-count="2" loext:hyphenation-no-caps="false"/>
    </style:style>
    <style:style style:name="P50" style:family="paragraph" style:parent-style-name="Стиль2" style:list-style-name="L6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f9d7d2" fo:hyphenate="true" fo:hyphenation-remain-char-count="2" fo:hyphenation-push-char-count="2" loext:hyphenation-no-caps="false"/>
    </style:style>
    <style:style style:name="P51" style:family="paragraph" style:parent-style-name="Стиль2" style:list-style-name="L6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f26d55" fo:hyphenate="true" fo:hyphenation-remain-char-count="2" fo:hyphenation-push-char-count="2" loext:hyphenation-no-caps="false"/>
    </style:style>
    <style:style style:name="P52" style:family="paragraph" style:parent-style-name="Стиль2" style:list-style-name="L6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f5813b" fo:hyphenate="true" fo:hyphenation-remain-char-count="2" fo:hyphenation-push-char-count="2" loext:hyphenation-no-caps="false"/>
    </style:style>
    <style:style style:name="P53" style:family="paragraph" style:parent-style-name="Стиль2" style:list-style-name="L6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f70129" fo:hyphenate="true" fo:hyphenation-remain-char-count="2" fo:hyphenation-push-char-count="2" loext:hyphenation-no-caps="false"/>
    </style:style>
    <style:style style:name="P54" style:family="paragraph" style:parent-style-name="Стиль2" style:list-style-name="L6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f7aba6" fo:hyphenate="true" fo:hyphenation-remain-char-count="2" fo:hyphenation-push-char-count="2" loext:hyphenation-no-caps="false"/>
    </style:style>
    <style:style style:name="P55" style:family="paragraph" style:parent-style-name="Стиль2" style:list-style-name="L6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9f7d97d" fo:hyphenate="true" fo:hyphenation-remain-char-count="2" fo:hyphenation-push-char-count="2" loext:hyphenation-no-caps="false"/>
    </style:style>
    <style:style style:name="P56" style:family="paragraph" style:parent-style-name="Стиль2" style:list-style-name="L6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a234686" fo:hyphenate="true" fo:hyphenation-remain-char-count="2" fo:hyphenation-push-char-count="2" loext:hyphenation-no-caps="false"/>
    </style:style>
    <style:style style:name="P57" style:family="paragraph" style:parent-style-name="Стиль2" style:list-style-name="L3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language="uk" fo:country="UA" officeooo:paragraph-rsid="09bf4f45" style:language-asian="ru" style:country-asian="RU" fo:hyphenate="true" fo:hyphenation-remain-char-count="2" fo:hyphenation-push-char-count="2" loext:hyphenation-no-caps="false"/>
    </style:style>
    <style:style style:name="P58" style:family="paragraph" style:parent-style-name="Стиль2" style:list-style-name="L3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language="uk" fo:country="UA" officeooo:paragraph-rsid="09c34790" style:language-asian="ru" style:country-asian="RU" fo:hyphenate="true" fo:hyphenation-remain-char-count="2" fo:hyphenation-push-char-count="2" loext:hyphenation-no-caps="false"/>
    </style:style>
    <style:style style:name="P59" style:family="paragraph" style:parent-style-name="Стиль2" style:list-style-name="L5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language="uk" fo:country="UA" officeooo:paragraph-rsid="09c32053" style:language-asian="ru" style:country-asian="RU" fo:hyphenate="true" fo:hyphenation-remain-char-count="2" fo:hyphenation-push-char-count="2" loext:hyphenation-no-caps="false"/>
    </style:style>
    <style:style style:name="P60" style:family="paragraph" style:parent-style-name="Стиль2" style:list-style-name="L5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language="uk" fo:country="UA" officeooo:paragraph-rsid="09bf4f45" style:language-asian="ru" style:country-asian="RU" fo:hyphenate="true" fo:hyphenation-remain-char-count="2" fo:hyphenation-push-char-count="2" loext:hyphenation-no-caps="false"/>
    </style:style>
    <style:style style:name="P61" style:family="paragraph" style:parent-style-name="Стиль2" style:list-style-name="L5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language="uk" fo:country="UA" officeooo:paragraph-rsid="09c07f0a" style:language-asian="ru" style:country-asian="RU" fo:hyphenate="true" fo:hyphenation-remain-char-count="2" fo:hyphenation-push-char-count="2" loext:hyphenation-no-caps="false"/>
    </style:style>
    <style:style style:name="P62" style:family="paragraph" style:parent-style-name="Стиль3" style:list-style-name="L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8e73e" officeooo:paragraph-rsid="0a39379d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Стиль3" style:list-style-name="L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a52a44e" officeooo:paragraph-rsid="0a52a44e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8a14c80" style:font-name-asian="Times New Roman1" style:font-weight-asian="bold" style:font-size-complex="14pt"/>
    </style:style>
    <style:style style:name="T9" style:family="text">
      <style:text-properties fo:font-weight="bold" officeooo:rsid="09ab0d78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3" style:family="text">
      <style:text-properties fo:font-size="12pt" fo:language="uk" fo:country="UA" fo:font-weight="normal" officeooo:rsid="09b5c0bc" fo:background-color="transparent" loext:char-shading-value="0" style:font-size-asian="12pt" style:language-asian="ru" style:country-asian="RU" style:font-weight-asian="normal" style:font-size-complex="12pt" style:font-weight-complex="bold"/>
    </style:style>
    <style:style style:name="T14" style:family="text">
      <style:text-properties fo:font-size="12pt" fo:font-weight="normal" officeooo:rsid="09b5c0bc" fo:background-color="transparent" loext:char-shading-value="0" style:font-size-asian="12pt" style:font-weight-asian="normal" style:font-size-complex="12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212529" loext:opacity="100%" style:font-name="Segoe UI" fo:font-size="13.5pt" style:font-size-asian="13.5pt" style:font-name-complex="Segoe UI1" style:font-size-complex="13.5pt"/>
    </style:style>
    <style:style style:name="T17" style:family="text">
      <style:text-properties fo:color="#212529" loext:opacity="100%" style:font-name="Times New Roman" style:font-name-complex="Segoe UI1"/>
    </style:style>
    <style:style style:name="T18" style:family="text">
      <style:text-properties fo:color="#212529" loext:opacity="100%" style:font-name="Times New Roman" officeooo:rsid="0a480b9c" style:font-name-complex="Segoe UI1"/>
    </style:style>
    <style:style style:name="T19" style:family="text">
      <style:text-properties fo:color="#212529" loext:opacity="100%" style:font-name="Times New Roman" officeooo:rsid="0a4b9b2c" style:font-name-complex="Segoe UI1"/>
    </style:style>
    <style:style style:name="T20" style:family="text">
      <style:text-properties fo:color="#212529" loext:opacity="100%" style:font-name="Times New Roman" officeooo:rsid="0a4d445b" style:font-name-complex="Segoe UI1"/>
    </style:style>
    <style:style style:name="T21" style:family="text">
      <style:text-properties officeooo:rsid="0a37cc64"/>
    </style:style>
    <style:style style:name="T22" style:family="text">
      <style:text-properties fo:language="ru" fo:country="RU"/>
    </style:style>
    <style:style style:name="T23" style:family="text">
      <style:text-properties officeooo:rsid="0a3c5312"/>
    </style:style>
    <style:style style:name="T24" style:family="text">
      <style:text-properties officeooo:rsid="0a4e97b3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 style:font-weight-complex="bol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25in" draw:visible-area-height="1.992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Лабораторна робота №</text:span><text:span text:style-name="T8">1</text:span><text:span text:style-name="T9">2</text:span></text:p>
      <text:p text:style-name="P16"><text:span text:style-name="T7"><text:line-break/></text:span><text:span text:style-name="T3">з дисципліни «Організація комп’ютерних мереж</text:span><text:span text:style-name="T10">»</text:span></text:p>
      <text:p text:style-name="P21"/>
      <text:p text:style-name="P20"><text:span text:style-name="T4">на тему: </text:span><text:span text:style-name="T6">«Організація електронного поштового зв’язку (Lotus Notes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1">в</text:span>: </text:p>
      <text:p text:style-name="P13">Івченко Ю.М.</text:p>
      <text:p text:style-name="P14"/>
      <text:p text:style-name="P14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1">Дніпро, 202</text:span><text:span text:style-name="T2">2</text:span></text:p>
      <text:p text:style-name="P2"><text:span text:style-name="T5">Тема.</text:span><text:span text:style-name="T12"> Організація електронного поштового зв’язку (Lotus Notes).</text:span></text:p>
      <text:p text:style-name="P11">Мета. <text:span text:style-name="T15">Отримати практичні навички використання електронної пошти.</text:span></text:p>
      <text:p text:style-name="P12">Порядок виконання роботи.</text:p>
      <text:list xml:id="list2961893063" text:style-name="L1">
        <text:list-item>
          <text:p text:style-name="P23">Ознайомитися з основними можливостями електронної пошти (корпоративний продукт електронного документообігу Lotus Notes).</text:p>
        </text:list-item>
        <text:list-item>
          <text:p text:style-name="P24">Виконати передачу даних засобами електронної пошти Lotus Notes.</text:p>
        </text:list-item>
      </text:list>
      <text:p text:style-name="P17"><text:s/></text:p>
      <text:p text:style-name="P19">Основні можливості електронної пошти (корпоративний продукт електронного документообігу Lotus Notes)</text:p>
      <text:p text:style-name="P31">Lotus Notes – програма для групової роботи, що є системою електронного документообігу, яка ґрунтується на роботі з базами даних документів та електронної пошти. Працює за технологією клієнт-сервер в локальних і глобальних мережах.</text:p>
      <text:list xml:id="list2547676170" text:style-name="L3">
        <text:list-item>
          <text:p text:style-name="P57"><text:span text:style-name="T14">Перегляд повідомлень.</text:span></text:p>
        </text:list-item>
      </text:list>
      <text:list xml:id="list86729895" text:style-name="L5">
        <text:list-item>
          <text:list>
            <text:list-item>
              <text:p text:style-name="P60"><text:span text:style-name="T14">Натисніть двічі на значок поштової бази (значок з конвертом і Вашими ПІБ).</text:span></text:p>
              <text:p text:style-name="P60"><text:span text:style-name="T14">Відкриється один з видів поштової бази.</text:span></text:p>
            </text:list-item>
            <text:list-item>
              <text:p text:style-name="P60"><text:span text:style-name="T14">Переконайтеся, що ви перебуваєте в папці «Входящие».</text:span></text:p>
              <text:p text:style-name="P60"><text:span text:style-name="T14">Перед вами список ваших вхідних повідомлень (червоним кольором вказані не прочитані). Виберіть потрібне і натисніть на ньому двічі мишею.</text:span></text:p>
            </text:list-item>
            <text:list-item>
              <text:p text:style-name="P61"><text:span text:style-name="T14">Використовуючи кнопки дій, можна створити новий лист, видалити (лист тільки позначається для видалення, а видаляється при натисненні F9 або закритті бази), перемістити в окрему папку, переслати іншому абоненту, відповісти відправнику, і відповісти відправнику з вихідним документом (як цитата).</text:span></text:p>
              <text:p text:style-name="P59"><text:span text:style-name="T14">Вкладені файли можна переглянути (якщо є команда перегляду) – натиснувши ЛІВУ кнопку миші. Або натиснувши ПРАВУ кнопку миші – вибрати ИЗВЛЕЧЬ – буде запропоновано зберегти файл в потрібному вам місці.</text:span></text:p>
            </text:list-item>
          </text:list>
        </text:list-item>
      </text:list>
      <text:list xml:id="list224829218647052" text:continue-list="list2547676170" text:style-name="L3">
        <text:list-item>
          <text:p text:style-name="P58"><text:span text:style-name="T14">Створення повідомлення. Декілька способів:</text:span></text:p>
        </text:list-item>
      </text:list>
      <text:list xml:id="list986932595" text:style-name="L4">
        <text:list-item>
          <text:list>
            <text:list-item>
              <text:p text:style-name="P32">Якщо ви знаходитесь в поштовій базі – натисніть кнопку в лівому верхньому куті – СОЗДАТЬ.</text:p>
            </text:list-item>
            <text:list-item>
              <text:p text:style-name="P32">Або – в верхньому системному меню виберіть СОЗДАНИЕ → ЗАПИСКА.</text:p>
            </text:list-item>
            <text:list-item>
              <text:p text:style-name="P32">З будь-якого місця, вибравши "Создать записку" з секції роботи з поштою на Панелі стану.</text:p>
            </text:list-item>
          </text:list>
        </text:list-item>
        <text:list-item>
          <text:p text:style-name="P33"><text:span text:style-name="T13">Адресація повідомлення.</text:span></text:p>
          <text:p text:style-name="P34"><text:span text:style-name="T13">Поставте курсор миші на поле КОМУ. Є декілька способів:</text:span></text:p>
          <text:list>
            <text:list-item>
              <text:p text:style-name="P35"><text:span text:style-name="T13">Почніть набирати ім’я адресата. Програма незабаром сама зможе підставити повне ім’я або запропонує на вибір підходяще.</text:span></text:p>
            </text:list-item>
            <text:list-item>
              <text:p text:style-name="P36"><text:span text:style-name="T13">Натисніть кнопку АДРЕС і виберіть адресат</text:span></text:p>
              <text:list>
                <text:list-item>
                  <text:p text:style-name="P37"><text:span text:style-name="T13">Спочатку виберіть адресну книгу – особисту або загальну.</text:span></text:p>
                </text:list-item>
                <text:list-item>
                  <text:p text:style-name="P37"><text:span text:style-name="T13">Встановіть прапорець ПРОСМАТРИВАТЬ ПО ОРГАНИЗАЦИЯМ – для кращого орієнтування в безлічі імен.</text:span></text:p>
                </text:list-item>
                <text:list-item>
                  <text:p text:style-name="P37"><text:span text:style-name="T13">Виберіть потрібний підрозділ (зелені трикутники, вістря вправо – за ним прихований підрозділ, вістря вниз – підрозділ відкрито).</text:span></text:p>
                </text:list-item>
                <text:list-item>
                  <text:p text:style-name="P38"><text:span text:style-name="T13">Виберіть потрібний адресат, далі кнопкою КОМУ перенесіть його до списку адрес повідомлення (вправо) або, натиснувши і не відпускаючи кнопку миші, тягніть вправо.</text:span></text:p>
                </text:list-item>
                <text:list-item>
                  <text:p text:style-name="P39"><text:span text:style-name="T13">При необхідності виберіть ще декілька адресатів повідомлення і кнопками КОМУ або КОПИЯ задайте всіх адресатів даного повідомлення.</text:span></text:p>
                </text:list-item>
                <text:list-item>
                  <text:p text:style-name="P40"><text:span text:style-name="T13">При помилці адресації натисніть кнопку УДАЛИТЬ. В кінці натисніть кнопку ОК.</text:span></text:p>
                </text:list-item>
              </text:list>
            </text:list-item>
          </text:list>
        </text:list-item>
      </text:list>
      <text:p text:style-name="P49"><text:span text:style-name="T13"/></text:p>
      <text:list xml:id="list224829338075865" text:continue-numbering="true" text:style-name="L4">
        <text:list-item>
          <text:p text:style-name="P41"><text:span text:style-name="T13">Складання повідомлення.</text:span></text:p>
          <text:p text:style-name="P42"><text:span text:style-name="T13">Наберіть тему повідомлення і текст, поставивши спочатку курсор миші в потрібне поле. При необхідності текст можна виділити і змінити його характеристики (колір, розмір) – натиснувши ПРАВУ кнопку миші і вибравши ХАРАКТЕРИСТИКИ ТЕКСТА. Або в лівому нижньому рядку робочого поля Lotus Notes вибрати розмір і вид шрифту.</text:span></text:p>
        </text:list-item>
        <text:list-item>
          <text:p text:style-name="P43"><text:span text:style-name="T13">Вкладення файлів.</text:span></text:p>
          <text:p text:style-name="P44"><text:span text:style-name="T13">Станьте мишею на потрібне місце. Увійдіть в верхнє системне меню ФАЙЛ -&gt; ВЛОЖИТЬ (або іконка зі скріпкою) і виберіть потрібний файл.</text:span></text:p>
        </text:list-item>
        <text:list-item>
          <text:p text:style-name="P45"><text:span text:style-name="T13">Установки доставки.</text:span></text:p>
          <text:p text:style-name="P46"><text:span text:style-name="T13">Ви можете при необхідності встановити деякі параметри доставки повідомлень. Для цього ДО ОТПРАВКИ повідомлення натисніть кнопку ДОСТАВКА в верхньому рядку.</text:span></text:p>
        </text:list-item>
      </text:list>
      <text:list xml:id="list4055000281" text:style-name="L6">
        <text:list-item>
          <text:list>
            <text:list-item>
              <text:p text:style-name="P56"><text:span text:style-name="T13">ВАЖНОСТЬ – позначка САМОГО документа. Доставляється звичайним способом.</text:span></text:p>
            </text:list-item>
            <text:list-item>
              <text:p text:style-name="P56"><text:span text:style-name="T13">Графічна позначка – невелика картинка, що відповідає темі документа.</text:span></text:p>
            </text:list-item>
            <text:list-item>
              <text:p text:style-name="P51"><text:span text:style-name="T13">Звіт про доставку – можна підтвердити доставку до поштової скриньки (гарантія того, що повідомлення покладено В ПОЧТОВЫЙ ЯЩИК на сервері абонента), прослідкувати шлях доставки через сервери (в основному для адміністраторів).</text:span></text:p>
            </text:list-item>
            <text:list-item>
              <text:p text:style-name="P52"><text:span text:style-name="T13">Пріоритет доставки – в яку чергу доставляти. НЕ РЕКОМЕНДУЕТСЯ ставити високий пріоритет на великих повідомленнях – це може перешкодити проходженню решти пошти.</text:span></text:p>
            </text:list-item>
            <text:list-item>
              <text:p text:style-name="P53"><text:span text:style-name="T13">Підпис – гарантує, що це повідомлення відправили саме ви з вашим електронним підписом.</text:span></text:p>
            </text:list-item>
            <text:list-item>
              <text:p text:style-name="P54"><text:span text:style-name="T13">Шифрувати – якщо дійсно необхідно. Не рекомендується при груповій розсилці повідомлень.</text:span></text:p>
            </text:list-item>
            <text:list-item>
              <text:p text:style-name="P55"><text:span text:style-name="T13">Повідомлення про вручення – вам буде повернено повідомлення про те, що отримувач його дійсно прочитав.</text:span></text:p>
            </text:list-item>
            <text:list-item>
              <text:p text:style-name="P50"><text:span text:style-name="T13">Не копіювати – абонент не зможе копіювати текст повідомлення.</text:span></text:p>
            </text:list-item>
          </text:list>
        </text:list-item>
      </text:list>
      <text:list xml:id="list224828927013789" text:continue-list="list224829338075865" text:style-name="L4">
        <text:list-item>
          <text:p text:style-name="P47"><text:span text:style-name="T13">Відправка повідомлення.</text:span></text:p>
          <text:p text:style-name="P48"><text:span text:style-name="T13">Після того, як повідомлення повністю сформовано, натисніть кнопку ОТПРАВИТЬ в верхньому рядку. Пам’ятайте, що після цього ви НЕ МОЖЕТЕ змінити відправлене повідомлення, опції доставки потрібно ставити ДО ОТПРАВКИ.</text:span></text:p>
          <text:p text:style-name="P48"><text:span text:style-name="T13">Повідомлення відкладається до папки ОТПРАВЛЕННЫЕ для того, щоб ви мали в майбутньому переглянути його або вести звітність.</text:span></text:p>
        </text:list-item>
      </text:list>
      <text:p text:style-name="P18">Контрольні питання</text:p>
      <text:list xml:id="list519657871" text:style-name="L2">
        <text:list-item>
          <text:p text:style-name="P25">Поштова скринька.</text:p>
          <text:p text:style-name="P26">Поштова скринька — місце, куди доставляється вся пошта, що приходить на ім'я власника скриньки.</text:p>
        </text:list-item>
        <text:list-item>
          <text:p text:style-name="P25">Адресна книга.</text:p>
          <text:p text:style-name="P62">Адресна книга – список адрес електронної пошти та імен користувачів, з якого вибирають одержувачів повідомлення. Існу<text:span text:style-name="T21">ють</text:span> загальна та особиста адресна книг<text:span text:style-name="T21">и</text:span>. Розробник не є власником загальної адресної книги.</text:p>
        </text:list-item>
        <text:list-item>
          <text:p text:style-name="P25">Які типи повідомлень були передані при виконанні ЛР.</text:p>
        </text:list-item>
      </text:list>
      <text:list xml:id="list222859852" text:style-name="L7">
        <text:list-item>
          <text:list>
            <text:list-item>
              <text:p text:style-name="P27"><text:span text:style-name="T23">одному абоненту</text:span></text:p>
            </text:list-item>
            <text:list-item>
              <text:p text:style-name="P28">групі абонентів</text:p>
            </text:list-item>
            <text:list-item>
              <text:p text:style-name="P28">з вкладеним файлом</text:p>
            </text:list-item>
            <text:list-item>
              <text:p text:style-name="P28">з підтвердженням доставки</text:p>
            </text:list-item>
            <text:list-item>
              <text:p text:style-name="P28">з повідомленням про вручення</text:p>
            </text:list-item>
            <text:list-item>
              <text:p text:style-name="P28">з опцією не копіювати</text:p>
            </text:list-item>
            <text:list-item>
              <text:p text:style-name="P28">з шифруванням</text:p>
            </text:list-item>
          </text:list>
        </text:list-item>
      </text:list>
      <text:list xml:id="list224827574019399" text:continue-list="list519657871" text:style-name="L2">
        <text:list-item>
          <text:p text:style-name="P25">Протоколи X.400 (UA, MTA, MTS), X.500.</text:p>
        </text:list-item>
      </text:list>
      <text:list xml:id="list2413826998" text:style-name="L8">
        <text:list-item>
          <text:list>
            <text:list-item>
              <text:p text:style-name="P30">X.400<text:span text:style-name="T16"> —</text:span><text:span text:style-name="T17"> набір стандартів для обробки повідомлень. Стандарти Х.400 не залежать від апаратного і програмного забезпечення, вони описують:</text:span></text:p>
              <text:list>
                <text:list-item>
                  <text:p text:style-name="P30"><text:span text:style-name="T17">користувальницькі інтерфейси;</text:span></text:p>
                </text:list-item>
                <text:list-item>
                  <text:p text:style-name="P29"><text:span text:style-name="T17">шифрування інформації;</text:span></text:p>
                </text:list-item>
                <text:list-item>
                  <text:p text:style-name="P29"><text:span text:style-name="T17">правила перетворення;</text:span></text:p>
                </text:list-item>
                <text:list-item>
                  <text:p text:style-name="P29"><text:span text:style-name="T17">синтаксис;</text:span></text:p>
                </text:list-item>
                <text:list-item>
                  <text:p text:style-name="P29"><text:span text:style-name="T17">протоколи доступу.</text:span></text:p>
                </text:list-item>
              </text:list>
              <text:p text:style-name="P29"><text:span text:style-name="T17">Основні компоненти Х.400:</text:span></text:p>
              <text:list text:continue-numbering="true">
                <text:list-item>
                  <text:p text:style-name="P29"><text:span text:style-name="T18">UA (User Agent — </text:span><text:span text:style-name="T17">користувальницький агент) — виконується на комп'ютері користувача, служить як засіб доступу до фактичної служби Х.400 MHS (Message Handling Service — служба обробки повідомлень). Він відповідає за створення, читання і перегляд повідомлень;</text:span></text:p>
                </text:list-item>
                <text:list-item>
                  <text:p text:style-name="P29"><text:span text:style-name="T19">MTA (Message Transfer Agent — </text:span><text:span text:style-name="T17">агент передачі повідомлень</text:span><text:span text:style-name="T19">) — </text:span><text:span text:style-name="T17">приймає повідомлення, перетворює їх у форму, що зрозуміла одержувачу (якщо це необхідно), а потім передає їх іншим МТА або UA одержувача;</text:span></text:p>
                </text:list-item>
                <text:list-item>
                  <text:p text:style-name="P29"><text:span text:style-name="T20">MTS (Message Transfer System — </text:span><text:span text:style-name="T17">система передачі повідомлень) — відповідає за передачу всіх типів повідомлень від UA, що їх створює, до UA одержувача. Зазвичай система передачі повідомлень містить в собі безліч МТА. Групи МТА всередині MTS використовуються для збереження і трансляції повідомлень.</text:span></text:p>
                </text:list-item>
              </text:list>
            </text:list-item>
            <text:list-item>
              <text:p text:style-name="P29">X.500 — набір служб каталогів ССIТТ, розроблений спеціально для того, щоб допомогти користувачам знаходити в розподілених мережах користувачів інших мереж, з якими вони хочуть обмінюватися повідомленнями. Х.500 може створити глобальний каталог користувачів e-mail. Для цього Х.500 застосовує ієрархічну структуру каталогів, агенти якої здійснюють пошук окремих користувачів або ресурсів.</text:p>
              <text:p text:style-name="P29">Для пошуку конкретного ресурсу Х.500 використовують три компоненти:</text:p>
              <text:list>
                <text:list-item>
                  <text:p text:style-name="P29">служби імен (щоб встановити ім'я мережі);</text:p>
                </text:list-item>
                <text:list-item>
                  <text:p text:style-name="P29">електронні адресні книги (щоб ідентифікувати конкретну мережеву адресу);</text:p>
                </text:list-item>
                <text:list-item>
                  <text:p text:style-name="P29">служби каталогів (щоб спростити пошук в розподілених мережах, завдяки централізовано керованим електронним каталогам імен мереж і адрес).</text:p>
                </text:list-item>
              </text:list>
            </text:list-item>
          </text:list>
        </text:list-item>
      </text:list>
      <text:list xml:id="list224828671168466" text:continue-list="list224827574019399" text:style-name="L2">
        <text:list-item>
          <text:p text:style-name="P25">Яку технологію підтримує ел. пошта: 1) pull, 2) push, 3) pull-push.</text:p>
          <text:p text:style-name="P63"><text:span text:style-name="T25">2) push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Стиль1" style:family="paragraph" style:parent-style-name="М_5f_осн_5f_текст" style:default-outline-level="">
      <style:paragraph-properties fo:margin-left="0in" fo:margin-right="0in" fo:text-indent="0.3937in" style:auto-text-indent="false"/>
      <style:text-properties fo:language="uk" fo:country="UA"/>
    </style:style>
    <style:style style:name="Стиль3" style:family="paragraph" style:parent-style-name="Стиль1" style:default-outline-level="">
      <style:paragraph-properties fo:margin-left="0in" fo:margin-right="0in" fo:text-indent="0.1972in" style:auto-text-indent="false"/>
      <style:text-properties fo:font-size="12pt" style:font-size-asian="12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20T22:48:27.260088756</dc:date>
    <meta:editing-duration>P1DT4H38M28S</meta:editing-duration>
    <meta:editing-cycles>2456</meta:editing-cycles>
    <meta:generator>LibreOffice/7.2.6.2$Linux_X86_64 LibreOffice_project/20$Build-2</meta:generator>
    <meta:document-statistic meta:table-count="0" meta:image-count="0" meta:object-count="1" meta:page-count="4" meta:paragraph-count="91" meta:word-count="996" meta:character-count="7273" meta:non-whitespace-character-count="6386"/>
  </office:meta>
</office:document-meta>
</file>